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.printInstance( DatetimeDocument 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ateTime.createDocument( DatetimeDocument doc ,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DateTime.main(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Time.validateXml( XmlObject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eTime.parseXml(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